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vested</text:p>
          </table:table-cell>
          <table:table-cell office:value-type="string" calcext:value-type="string">
            <text:p>Bee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iftyIndex</text:p>
          </table:table-cell>
          <table:table-cell table:number-columns-repeated="4"/>
        </table:table-row>
        <table:table-row table:style-name="ro1">
          <table:table-cell office:value-type="float" office:value="441374" calcext:value-type="float">
            <text:p>441374</text:p>
          </table:table-cell>
          <table:table-cell office:value-type="float" office:value="1545" calcext:value-type="float">
            <text:p>1545</text:p>
          </table:table-cell>
          <table:table-cell table:formula="of:=[.A2]/[.B2]" office:value-type="float" office:value="285.678964401295" calcext:value-type="float">
            <text:p>285.678964401295</text:p>
          </table:table-cell>
          <table:table-cell table:formula="of:=[.C2]*87.9057044722212" office:value-type="float" office:value="25112.8106185904" calcext:value-type="float">
            <text:p>25112.8106185904</text:p>
          </table:table-cell>
          <table:table-cell table:number-columns-repeated="4"/>
        </table:table-row>
        <table:table-row table:style-name="ro1">
          <table:table-cell office:value-type="float" office:value="452368" calcext:value-type="float">
            <text:p>452368</text:p>
          </table:table-cell>
          <table:table-cell office:value-type="float" office:value="1600" calcext:value-type="float">
            <text:p>1600</text:p>
          </table:table-cell>
          <table:table-cell table:formula="of:=[.A3]/[.B3]" office:value-type="float" office:value="282.73" calcext:value-type="float">
            <text:p>282.73</text:p>
          </table:table-cell>
          <table:table-cell table:formula="of:=[.C3]*87.9057044722212" office:value-type="float" office:value="24853.5798254311" calcext:value-type="float">
            <text:p>24853.579825431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[.A3]+[.A2]" office:value-type="float" office:value="893742" calcext:value-type="float">
            <text:p>893742</text:p>
          </table:table-cell>
          <table:table-cell table:formula="of:=[.B3]+[.B2]" office:value-type="float" office:value="3145" calcext:value-type="float">
            <text:p>3145</text:p>
          </table:table-cell>
          <table:table-cell table:formula="of:=[.A5]/[.B5]" office:value-type="float" office:value="284.178696343402" calcext:value-type="float">
            <text:p>284.178696343402</text:p>
          </table:table-cell>
          <table:table-cell table:formula="of:=[.C5]*87.9057044722212" office:value-type="float" office:value="24980.9284980642" calcext:value-type="float">
            <text:p>24980.9284980642</text:p>
          </table:table-cell>
          <table:table-cell office:value-type="string" calcext:value-type="string">
            <text:p>Earlie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elling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float" office:value="896456" calcext:value-type="float">
            <text:p>896456</text:p>
          </table:table-cell>
          <table:table-cell office:value-type="float" office:value="893742" calcext:value-type="float">
            <text:p>893742</text:p>
          </table:table-cell>
          <table:table-cell table:formula="of:=[.F8]-[.G8]" office:value-type="float" office:value="2714" calcext:value-type="float">
            <text:p>2714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7"/>
          <table:table-cell table:style-name="ce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table:style-name="ce3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style-name="ce1" table:number-columns-repeated="8"/>
        </table:table-row>
        <table:table-row table:style-name="ro1">
          <table:table-cell table:style-name="ce1" table:number-columns-repeated="7"/>
          <table:table-cell table:style-name="ce4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table:formula="of:=[.B1]*[.A1]" office:value-type="float" office:value="28200" calcext:value-type="float">
            <text:p>28200</text:p>
          </table:table-cell>
          <table:table-cell table:formula="of:=SUM([.C$1:.C1])/SUM([.A$1:.A1])" office:value-type="float" office:value="282" calcext:value-type="float">
            <text:p>282.00</text:p>
          </table:table-cell>
          <table:table-cell table:formula="of:=SUM([.A:.A])" office:value-type="float" office:value="3145" calcext:value-type="float">
            <text:p>3145</text:p>
          </table:table-cell>
          <table:table-cell table:formula="of:=SUM([.C:.C])" office:value-type="float" office:value="1792912" calcext:value-type="float">
            <text:p>1792912</text:p>
          </table:table-cell>
          <table:table-cell table:formula="of:=[.F1]/[.E1]" office:value-type="float" office:value="570.083306836248" calcext:value-type="float">
            <text:p>570.08330683624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2.1" calcext:value-type="float">
            <text:p>282.1</text:p>
          </table:table-cell>
          <table:table-cell table:formula="of:=[.B2]*[.A2]" office:value-type="float" office:value="28210" calcext:value-type="float">
            <text:p>28210</text:p>
          </table:table-cell>
          <table:table-cell table:formula="of:=SUM([.C$1:.C2])/SUM([.A$1:.A2])" office:value-type="float" office:value="282.05" calcext:value-type="float">
            <text:p>282.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2.2" calcext:value-type="float">
            <text:p>282.2</text:p>
          </table:table-cell>
          <table:table-cell table:formula="of:=[.B3]*[.A3]" office:value-type="float" office:value="28220" calcext:value-type="float">
            <text:p>28220</text:p>
          </table:table-cell>
          <table:table-cell table:formula="of:=SUM([.C$1:.C3])/SUM([.A$1:.A3])" office:value-type="float" office:value="282.1" calcext:value-type="float">
            <text:p>282.10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2.3" calcext:value-type="float">
            <text:p>282.3</text:p>
          </table:table-cell>
          <table:table-cell table:formula="of:=[.B4]*[.A4]" office:value-type="float" office:value="56460" calcext:value-type="float">
            <text:p>56460</text:p>
          </table:table-cell>
          <table:table-cell table:formula="of:=SUM([.C$1:.C4])/SUM([.A$1:.A4])" office:value-type="float" office:value="282.18" calcext:value-type="float">
            <text:p>282.18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2.4" calcext:value-type="float">
            <text:p>282.4</text:p>
          </table:table-cell>
          <table:table-cell table:formula="of:=[.B5]*[.A5]" office:value-type="float" office:value="84720" calcext:value-type="float">
            <text:p>84720</text:p>
          </table:table-cell>
          <table:table-cell table:formula="of:=SUM([.C$1:.C5])/SUM([.A$1:.A5])" office:value-type="float" office:value="282.2625" calcext:value-type="float">
            <text:p>282.26</text:p>
          </table:table-cell>
          <table:table-cell table:number-columns-repeated="2"/>
          <table:table-cell office:value-type="float" office:value="893742" calcext:value-type="float">
            <text:p>893742</text:p>
          </table:table-cell>
          <table:table-cell office:value-type="float" office:value="3145" calcext:value-type="float">
            <text:p>3145</text:p>
          </table:table-cell>
          <table:table-cell office:value-type="float" office:value="284.178696343402" calcext:value-type="float">
            <text:p>284.178696343402</text:p>
          </table:table-cell>
          <table:table-cell office:value-type="float" office:value="24980.9284980642" calcext:value-type="float">
            <text:p>24980.9284980642</text:p>
          </table:table-cell>
          <table:table-cell office:value-type="string" calcext:value-type="string">
            <text:p>Earli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2.5" calcext:value-type="float">
            <text:p>282.5</text:p>
          </table:table-cell>
          <table:table-cell table:formula="of:=[.B6]*[.A6]" office:value-type="float" office:value="28250" calcext:value-type="float">
            <text:p>28250</text:p>
          </table:table-cell>
          <table:table-cell table:formula="of:=SUM([.C$1:.C6])/SUM([.A$1:.A6])" office:value-type="float" office:value="282.288888888889" calcext:value-type="float">
            <text:p>282.29</text:p>
          </table:table-cell>
          <table:table-cell table:number-columns-repeated="2"/>
          <table:table-cell table:formula="of:=-[.F1]" office:value-type="float" office:value="-1792912" calcext:value-type="float">
            <text:p>-1792912</text:p>
          </table:table-cell>
          <table:table-cell office:value-type="float" office:value="-2400" calcext:value-type="float">
            <text:p>-2400</text:p>
          </table:table-cell>
          <table:table-cell office:value-type="float" office:value="283.029565217391" calcext:value-type="float">
            <text:p>283.029565217391</text:p>
          </table:table-cell>
          <table:table-cell table:formula="of:=[.I6]*[$Sheet3.C1]" office:value-type="float" office:value="24879.9133169012" calcext:value-type="float">
            <text:p>24879.913316901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2.75" calcext:value-type="float">
            <text:p>282.75</text:p>
          </table:table-cell>
          <table:table-cell table:formula="of:=[.B7]*[.A7]" office:value-type="float" office:value="56550" calcext:value-type="float">
            <text:p>56550</text:p>
          </table:table-cell>
          <table:table-cell table:formula="of:=SUM([.C$1:.C7])/SUM([.A$1:.A7])" office:value-type="float" office:value="282.372727272727" calcext:value-type="float">
            <text:p>282.37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3" calcext:value-type="float">
            <text:p>283</text:p>
          </table:table-cell>
          <table:table-cell table:formula="of:=[.B8]*[.A8]" office:value-type="float" office:value="56600" calcext:value-type="float">
            <text:p>56600</text:p>
          </table:table-cell>
          <table:table-cell table:formula="of:=SUM([.C$1:.C8])/SUM([.A$1:.A8])" office:value-type="float" office:value="282.469230769231" calcext:value-type="float">
            <text:p>282.47</text:p>
          </table:table-cell>
          <table:table-cell/>
          <table:table-cell office:value-type="string" calcext:value-type="string">
            <text:p>Target</text:p>
          </table:table-cell>
          <table:table-cell table:formula="of:=[.G6]+[.G5]" office:value-type="float" office:value="-899170" calcext:value-type="float">
            <text:p>-899170</text:p>
          </table:table-cell>
          <table:table-cell table:formula="of:=[.H6]+[.H5]" office:value-type="float" office:value="745" calcext:value-type="float">
            <text:p>745</text:p>
          </table:table-cell>
          <table:table-cell table:formula="of:=[.G8]/[.H8]" office:value-type="float" office:value="-1206.93959731544" calcext:value-type="float">
            <text:p>-1206.93959731544</text:p>
          </table:table-cell>
          <table:table-cell table:formula="of:=[.I8]*[$Sheet3.C1]" office:value-type="float" office:value="-106096.875557432" calcext:value-type="float">
            <text:p>-106096.87555743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3.25" calcext:value-type="float">
            <text:p>283.25</text:p>
          </table:table-cell>
          <table:table-cell table:formula="of:=[.B9]*[.A9]" office:value-type="float" office:value="28325" calcext:value-type="float">
            <text:p>28325</text:p>
          </table:table-cell>
          <table:table-cell table:formula="of:=SUM([.C$1:.C9])/SUM([.A$1:.A9])" office:value-type="float" office:value="282.525" calcext:value-type="float">
            <text:p>282.53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3.5" calcext:value-type="float">
            <text:p>283.5</text:p>
          </table:table-cell>
          <table:table-cell table:formula="of:=[.B10]*[.A10]" office:value-type="float" office:value="56700" calcext:value-type="float">
            <text:p>56700</text:p>
          </table:table-cell>
          <table:table-cell table:formula="of:=SUM([.C$1:.C10])/SUM([.A$1:.A10])" office:value-type="float" office:value="282.646875" calcext:value-type="float">
            <text:p>282.6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3.53" calcext:value-type="float">
            <text:p>283.53</text:p>
          </table:table-cell>
          <table:table-cell table:formula="of:=[.B11]*[.A11]" office:value-type="float" office:value="28353" calcext:value-type="float">
            <text:p>28353</text:p>
          </table:table-cell>
          <table:table-cell table:formula="of:=SUM([.C$1:.C11])/SUM([.A$1:.A11])" office:value-type="float" office:value="282.698823529412" calcext:value-type="float">
            <text:p>282.7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3.8" calcext:value-type="float">
            <text:p>283.8</text:p>
          </table:table-cell>
          <table:table-cell table:formula="of:=[.B12]*[.A12]" office:value-type="float" office:value="28380" calcext:value-type="float">
            <text:p>28380</text:p>
          </table:table-cell>
          <table:table-cell table:formula="of:=SUM([.C$1:.C12])/SUM([.A$1:.A12])" office:value-type="float" office:value="282.76" calcext:value-type="float">
            <text:p>282.7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4" calcext:value-type="float">
            <text:p>284</text:p>
          </table:table-cell>
          <table:table-cell table:formula="of:=[.B13]*[.A13]" office:value-type="float" office:value="142000" calcext:value-type="float">
            <text:p>142000</text:p>
          </table:table-cell>
          <table:table-cell table:formula="of:=SUM([.C$1:.C13])/SUM([.A$1:.A13])" office:value-type="float" office:value="283.029565217391" calcext:value-type="float">
            <text:p>283.0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.4" calcext:value-type="float">
            <text:p>284.4</text:p>
          </table:table-cell>
          <table:table-cell table:formula="of:=[.B14]*[.A14]" office:value-type="float" office:value="28440" calcext:value-type="float">
            <text:p>28440</text:p>
          </table:table-cell>
          <table:table-cell table:formula="of:=SUM([.C$1:.C14])/SUM([.A$1:.A14])" office:value-type="float" office:value="283.086666666667" calcext:value-type="float">
            <text:p>283.09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0.24" calcext:value-type="float">
            <text:p>290.24</text:p>
          </table:table-cell>
          <table:table-cell table:formula="of:=[.B15]*[.A15]" office:value-type="float" office:value="87072" calcext:value-type="float">
            <text:p>87072</text:p>
          </table:table-cell>
          <table:table-cell table:formula="of:=SUM([.C$1:.C15])/SUM([.A$1:.A15])" office:value-type="float" office:value="283.881481481482" calcext:value-type="float">
            <text:p>283.88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2.2" calcext:value-type="float">
            <text:p>292.2</text:p>
          </table:table-cell>
          <table:table-cell table:formula="of:=[.B16]*[.A16]" office:value-type="float" office:value="29220" calcext:value-type="float">
            <text:p>29220</text:p>
          </table:table-cell>
          <table:table-cell table:formula="of:=SUM([.C$1:.C16])/SUM([.A$1:.A16])" office:value-type="float" office:value="284.178571428571" calcext:value-type="float">
            <text:p>284.1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1.8" calcext:value-type="float">
            <text:p>291.8</text:p>
          </table:table-cell>
          <table:table-cell table:formula="of:=[.B17]*[.A17]" office:value-type="float" office:value="13131" calcext:value-type="float">
            <text:p>13131</text:p>
          </table:table-cell>
          <table:table-cell table:formula="of:=SUM([.C$1:.C17])/SUM([.A$1:.A17])" office:value-type="float" office:value="284.299121265378" calcext:value-type="float">
            <text:p>284.3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2.5" calcext:value-type="float">
            <text:p>292.5</text:p>
          </table:table-cell>
          <table:table-cell table:formula="of:=[.B18]*[.A18]" office:value-type="float" office:value="14625" calcext:value-type="float">
            <text:p>14625</text:p>
          </table:table-cell>
          <table:table-cell table:formula="of:=SUM([.C$1:.C18])/SUM([.A$1:.A18])" office:value-type="float" office:value="284.440759930915" calcext:value-type="float">
            <text:p>284.44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92" calcext:value-type="float">
            <text:p>292</text:p>
          </table:table-cell>
          <table:table-cell table:formula="of:=[.B19]*[.A19]" office:value-type="float" office:value="73000" calcext:value-type="float">
            <text:p>73000</text:p>
          </table:table-cell>
          <table:table-cell table:formula="of:=SUM([.C$1:.C19])/SUM([.A$1:.A19])" office:value-type="float" office:value="285.041653418124" calcext:value-type="float">
            <text:p>285.04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formula="of:=SUM([.C1:.C19])" office:value-type="float" office:value="896456" calcext:value-type="float">
            <text:p>896456</text:p>
          </table:table-cell>
          <table:table-cell table:style-name="Default"/>
          <table:table-cell table:number-columns-repeated="7"/>
        </table:table-row>
      </table:table>
      <table:table table:name="Sheet3" table:style-name="ta1">
        <table:shapes>
          <draw:frame draw:z-index="0" draw:style-name="gr1" draw:text-style-name="P1" svg:width="17.506cm" svg:height="9.615cm" svg:x="8.601cm" svg:y="1.054cm">
            <draw:object draw:notify-on-update-of-ranges="Sheet3.A1:Sheet3.A3 Sheet3.B1:Sheet3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85.678964401295" calcext:value-type="float">
            <text:p>285.678964401295</text:p>
          </table:table-cell>
          <table:table-cell office:value-type="float" office:value="25112.8106185904" calcext:value-type="float">
            <text:p>25112.8106185904</text:p>
          </table:table-cell>
          <table:table-cell table:formula="of:=[.B1]/[.A1]" office:value-type="float" office:value="87.9057044722211" calcext:value-type="float">
            <text:p>87.9057044722211</text:p>
          </table:table-cell>
        </table:table-row>
        <table:table-row table:style-name="ro1">
          <table:table-cell office:value-type="float" office:value="283.94" calcext:value-type="float">
            <text:p>283.94</text:p>
          </table:table-cell>
          <table:table-cell office:value-type="float" office:value="25088.4" calcext:value-type="float">
            <text:p>25088.4</text:p>
          </table:table-cell>
          <table:table-cell table:formula="of:=[.B2]/[.A2]" office:value-type="float" office:value="88.3581038247517" calcext:value-type="float">
            <text:p>88.3581038247517</text:p>
          </table:table-cell>
        </table:table-row>
        <table:table-row table:style-name="ro1">
          <table:table-cell office:value-type="float" office:value="291.95" calcext:value-type="float">
            <text:p>291.95</text:p>
          </table:table-cell>
          <table:table-cell office:value-type="float" office:value="25794" calcext:value-type="float">
            <text:p>25794</text:p>
          </table:table-cell>
          <table:table-cell table:formula="of:=[.B3]/[.A3]" office:value-type="float" office:value="88.3507449905806" calcext:value-type="float">
            <text:p>88.3507449905806</text:p>
          </table:table-cell>
        </table:table-row>
      </table:table>
      <table:table table:name="Sheet4" table:style-name="ta1">
        <table:shapes>
          <draw:frame draw:z-index="0" draw:style-name="gr1" draw:text-style-name="P1" svg:width="11.129cm" svg:height="6.26cm" svg:x="4.617cm" svg:y="0.1cm">
            <draw:object draw:notify-on-update-of-ranges="Sheet4.B1:Sheet4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45cm" svg:height="8.11cm" svg:x="6.881cm" svg:y="7.131cm">
            <draw:object draw:notify-on-update-of-ranges="Sheet4.C19:Sheet4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style-name="ce5" office:value-type="float" office:value="282" calcext:value-type="float">
            <text:p>282.00</text:p>
          </table:table-cell>
          <table:table-cell/>
        </table:table-row>
        <table:table-row table:style-name="ro1">
          <table:table-cell/>
          <table:table-cell table:style-name="ce5" office:value-type="float" office:value="282.05" calcext:value-type="float">
            <text:p>282.05</text:p>
          </table:table-cell>
          <table:table-cell/>
        </table:table-row>
        <table:table-row table:style-name="ro1">
          <table:table-cell/>
          <table:table-cell table:style-name="ce5" office:value-type="float" office:value="282.1" calcext:value-type="float">
            <text:p>282.10</text:p>
          </table:table-cell>
          <table:table-cell/>
        </table:table-row>
        <table:table-row table:style-name="ro1">
          <table:table-cell/>
          <table:table-cell table:style-name="ce5" office:value-type="float" office:value="282.18" calcext:value-type="float">
            <text:p>282.18</text:p>
          </table:table-cell>
          <table:table-cell/>
        </table:table-row>
        <table:table-row table:style-name="ro1">
          <table:table-cell/>
          <table:table-cell table:style-name="ce5" office:value-type="float" office:value="282.26" calcext:value-type="float">
            <text:p>282.26</text:p>
          </table:table-cell>
          <table:table-cell/>
        </table:table-row>
        <table:table-row table:style-name="ro1">
          <table:table-cell/>
          <table:table-cell table:style-name="ce5" office:value-type="float" office:value="282.29" calcext:value-type="float">
            <text:p>282.29</text:p>
          </table:table-cell>
          <table:table-cell/>
        </table:table-row>
        <table:table-row table:style-name="ro1">
          <table:table-cell/>
          <table:table-cell table:style-name="ce5" office:value-type="float" office:value="282.37" calcext:value-type="float">
            <text:p>282.37</text:p>
          </table:table-cell>
          <table:table-cell/>
        </table:table-row>
        <table:table-row table:style-name="ro1">
          <table:table-cell/>
          <table:table-cell table:style-name="ce5" office:value-type="float" office:value="282.47" calcext:value-type="float">
            <text:p>282.47</text:p>
          </table:table-cell>
          <table:table-cell/>
        </table:table-row>
        <table:table-row table:style-name="ro1">
          <table:table-cell/>
          <table:table-cell table:style-name="ce5" office:value-type="float" office:value="282.53" calcext:value-type="float">
            <text:p>282.53</text:p>
          </table:table-cell>
          <table:table-cell/>
        </table:table-row>
        <table:table-row table:style-name="ro1">
          <table:table-cell/>
          <table:table-cell table:style-name="ce5" office:value-type="float" office:value="282.65" calcext:value-type="float">
            <text:p>282.65</text:p>
          </table:table-cell>
          <table:table-cell/>
        </table:table-row>
        <table:table-row table:style-name="ro1">
          <table:table-cell/>
          <table:table-cell table:style-name="ce5" office:value-type="float" office:value="282.7" calcext:value-type="float">
            <text:p>282.70</text:p>
          </table:table-cell>
          <table:table-cell/>
        </table:table-row>
        <table:table-row table:style-name="ro1">
          <table:table-cell/>
          <table:table-cell table:style-name="ce5" office:value-type="float" office:value="282.76" calcext:value-type="float">
            <text:p>282.76</text:p>
          </table:table-cell>
          <table:table-cell/>
        </table:table-row>
        <table:table-row table:style-name="ro1">
          <table:table-cell/>
          <table:table-cell table:style-name="ce5" office:value-type="float" office:value="283.03" calcext:value-type="float">
            <text:p>283.03</text:p>
          </table:table-cell>
          <table:table-cell/>
        </table:table-row>
        <table:table-row table:style-name="ro1">
          <table:table-cell/>
          <table:table-cell table:style-name="ce5" office:value-type="float" office:value="283.09" calcext:value-type="float">
            <text:p>283.09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282" calcext:value-type="float">
            <text:p>282.00</text:p>
          </table:table-cell>
        </table:table-row>
        <table:table-row table:style-name="ro1">
          <table:table-cell table:number-columns-repeated="2"/>
          <table:table-cell table:style-name="ce5" office:value-type="float" office:value="282.05" calcext:value-type="float">
            <text:p>282.05</text:p>
          </table:table-cell>
        </table:table-row>
        <table:table-row table:style-name="ro1">
          <table:table-cell table:number-columns-repeated="2"/>
          <table:table-cell table:style-name="ce5" office:value-type="float" office:value="282.1" calcext:value-type="float">
            <text:p>282.10</text:p>
          </table:table-cell>
        </table:table-row>
        <table:table-row table:style-name="ro1">
          <table:table-cell table:number-columns-repeated="2"/>
          <table:table-cell table:style-name="ce5" office:value-type="float" office:value="282.18" calcext:value-type="float">
            <text:p>282.18</text:p>
          </table:table-cell>
        </table:table-row>
        <table:table-row table:style-name="ro1">
          <table:table-cell table:number-columns-repeated="2"/>
          <table:table-cell table:style-name="ce5" office:value-type="float" office:value="282.26" calcext:value-type="float">
            <text:p>282.26</text:p>
          </table:table-cell>
        </table:table-row>
        <table:table-row table:style-name="ro1">
          <table:table-cell table:number-columns-repeated="2"/>
          <table:table-cell table:style-name="ce5" office:value-type="float" office:value="282.29" calcext:value-type="float">
            <text:p>282.29</text:p>
          </table:table-cell>
        </table:table-row>
        <table:table-row table:style-name="ro1">
          <table:table-cell table:number-columns-repeated="2"/>
          <table:table-cell table:style-name="ce5" office:value-type="float" office:value="282.37" calcext:value-type="float">
            <text:p>282.37</text:p>
          </table:table-cell>
        </table:table-row>
        <table:table-row table:style-name="ro1">
          <table:table-cell table:number-columns-repeated="2"/>
          <table:table-cell table:style-name="ce5" office:value-type="float" office:value="282.47" calcext:value-type="float">
            <text:p>282.47</text:p>
          </table:table-cell>
        </table:table-row>
        <table:table-row table:style-name="ro1">
          <table:table-cell table:number-columns-repeated="2"/>
          <table:table-cell table:style-name="ce5" office:value-type="float" office:value="282.53" calcext:value-type="float">
            <text:p>282.53</text:p>
          </table:table-cell>
        </table:table-row>
        <table:table-row table:style-name="ro1">
          <table:table-cell table:number-columns-repeated="2"/>
          <table:table-cell table:style-name="ce5" office:value-type="float" office:value="282.65" calcext:value-type="float">
            <text:p>282.65</text:p>
          </table:table-cell>
        </table:table-row>
        <table:table-row table:style-name="ro1">
          <table:table-cell table:number-columns-repeated="2"/>
          <table:table-cell table:style-name="ce5" office:value-type="float" office:value="282.7" calcext:value-type="float">
            <text:p>282.70</text:p>
          </table:table-cell>
        </table:table-row>
        <table:table-row table:style-name="ro1">
          <table:table-cell table:number-columns-repeated="2"/>
          <table:table-cell table:style-name="ce5" office:value-type="float" office:value="282.76" calcext:value-type="float">
            <text:p>282.76</text:p>
          </table:table-cell>
        </table:table-row>
        <table:table-row table:style-name="ro1">
          <table:table-cell table:number-columns-repeated="2"/>
          <table:table-cell table:style-name="ce5" office:value-type="float" office:value="283.03" calcext:value-type="float">
            <text:p>283.03</text:p>
          </table:table-cell>
        </table:table-row>
        <table:table-row table:style-name="ro1">
          <table:table-cell table:number-columns-repeated="2"/>
          <table:table-cell table:style-name="ce5" office:value-type="float" office:value="283.09" calcext:value-type="float">
            <text:p>283.09</text:p>
          </table:table-cell>
        </table:table-row>
        <table:table-row table:style-name="ro1">
          <table:table-cell table:number-columns-repeated="2"/>
          <table:table-cell table:style-name="ce5" office:value-type="float" office:value="283.88" calcext:value-type="float">
            <text:p>283.88</text:p>
          </table:table-cell>
        </table:table-row>
        <table:table-row table:style-name="ro1">
          <table:table-cell table:number-columns-repeated="2"/>
          <table:table-cell table:style-name="ce5" office:value-type="float" office:value="284.18" calcext:value-type="float">
            <text:p>284.18</text:p>
          </table:table-cell>
        </table:table-row>
        <table:table-row table:style-name="ro1">
          <table:table-cell table:number-columns-repeated="2"/>
          <table:table-cell table:style-name="ce5" office:value-type="float" office:value="284.3" calcext:value-type="float">
            <text:p>284.30</text:p>
          </table:table-cell>
        </table:table-row>
        <table:table-row table:style-name="ro1">
          <table:table-cell table:number-columns-repeated="2"/>
          <table:table-cell table:style-name="ce5" office:value-type="float" office:value="284.44" calcext:value-type="float">
            <text:p>284.44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 office:value-type="string" calcext:value-type="string">
            <text:p>Money calcul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5:45:14.525365000</meta:creation-date>
    <dc:date>2026-02-03T13:23:57.274704000</dc:date>
    <meta:editing-duration>PT21H24M36S</meta:editing-duration>
    <meta:editing-cycles>7</meta:editing-cycles>
    <meta:generator>LibreOffice/25.2.0.3$MacOSX_AARCH64 LibreOffice_project/e1cf4a87eb02d755bce1a01209907ea5ddc8f069</meta:generator>
    <meta:document-statistic meta:table-count="5" meta:cell-count="159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3cm" svg:height="6.261cm" xlink:href=".." xlink:type="simple" chart:class="chart:line" chart:style-name="ch1">
        <chart:legend chart:legend-position="end" svg:x="8.205cm" svg:y="2.829cm" style:legend-expansion="high" chart:style-name="ch2"/>
        <chart:plot-area chart:style-name="ch3" svg:x="0.222cm" svg:y="0.125cm" svg:width="7.761cm" svg:height="6.011cm">
          <chart:coordinate-region svg:x="1.574cm" svg:y="0.327cm" svg:width="6.207cm" svg:height="5.1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1:Sheet4.B14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2">
                <text:p>282</text:p>
                <draw:g>
                  <svg:desc>Sheet4.B1:Sheet4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2.05">
                <text:p>282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.1">
                <text:p>28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2.18">
                <text:p>282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.26">
                <text:p>282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2.29">
                <text:p>282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2.37">
                <text:p>282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.47">
                <text:p>282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.53">
                <text:p>282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.65">
                <text:p>282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2.7">
                <text:p>28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2.76">
                <text:p>282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.03">
                <text:p>283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3.09">
                <text:p>283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MacOSX_AARCH64 LibreOffice_project/e1cf4a87eb02d755bce1a01209907ea5ddc8f06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51cm" svg:height="8.111cm" xlink:href=".." xlink:type="simple" chart:class="chart:line" chart:style-name="ch1">
        <chart:legend chart:legend-position="end" svg:x="8.507cm" svg:y="3.754cm" style:legend-expansion="high" chart:style-name="ch2"/>
        <chart:plot-area chart:style-name="ch3" svg:x="0.229cm" svg:y="0.162cm" svg:width="8.049cm" svg:height="7.787cm">
          <chart:coordinate-region svg:x="1.581cm" svg:y="0.363cm" svg:width="6.697cm" svg:height="6.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19:Sheet4.C36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2">
                <text:p>282</text:p>
                <draw:g>
                  <svg:desc>Sheet4.C19:Sheet4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2.05">
                <text:p>282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.1">
                <text:p>28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2.18">
                <text:p>282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.26">
                <text:p>282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2.29">
                <text:p>282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2.37">
                <text:p>282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.47">
                <text:p>282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.53">
                <text:p>282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.65">
                <text:p>282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2.7">
                <text:p>28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2.76">
                <text:p>282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.03">
                <text:p>283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3.09">
                <text:p>283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3.88">
                <text:p>28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4.18">
                <text:p>284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4.3">
                <text:p>284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4.44">
                <text:p>284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MacOSX_AARCH64 LibreOffice_project/e1cf4a87eb02d755bce1a01209907ea5ddc8f06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07cm" svg:height="9.616cm" xlink:href=".." xlink:type="simple" chart:class="chart:scatter" chart:style-name="ch1">
        <chart:legend chart:legend-position="end" svg:x="13.242cm" svg:y="4.257cm" style:legend-expansion="high" chart:style-name="ch2"/>
        <chart:plot-area chart:style-name="ch3" svg:x="1.209cm" svg:y="0.39cm" svg:width="11.992cm" svg:height="9.171cm">
          <chart:coordinate-region svg:x="2.462cm" svg:y="0.591cm" svg:width="10.438cm" svg:height="8.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3" chart:class="chart:scatter">
            <chart:domain table:cell-range-address="Sheet3.A1:Sheet3.A3"/>
            <chart:regression-curve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.678964401295">
                <text:p>285.678964401295</text:p>
                <draw:g>
                  <svg:desc>Sheet3.A1:Sheet3.A3</svg:desc>
                </draw:g>
              </table:table-cell>
              <table:table-cell office:value-type="float" office:value="25112.8106185904">
                <text:p>25112.8106185904</text:p>
                <draw:g>
                  <svg:desc>Sheet3.B1:Sheet3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3.94">
                <text:p>283.94</text:p>
              </table:table-cell>
              <table:table-cell office:value-type="float" office:value="25088.4">
                <text:p>2508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.95">
                <text:p>291.95</text:p>
              </table:table-cell>
              <table:table-cell office:value-type="float" office:value="25794">
                <text:p>257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MacOSX_AARCH64 LibreOffice_project/e1cf4a87eb02d755bce1a01209907ea5ddc8f06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